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1F800003A993B29D9B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Courier New" fo:font-size="10pt" fo:language="it" fo:country="I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style:text-autospace="none"/>
      <style:text-properties style:font-name="Courier New" fo:font-size="10pt" fo:language="it" fo:country="I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style:text-autospace="none"/>
      <style:text-properties style:font-name="Courier New" fo:font-size="10pt" fo:language="it" fo:country="I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fo:language="it" fo:country="I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style:font-name="Courier New" fo:font-size="10pt" fo:language="it" fo:country="I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New" fo:font-size="10pt" fo:language="it" fo:country="I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berinuzzo li, <text:date style:data-style-name="N76" text:date-value="2008-09-25T23:14:26.17" text:fixed="true">25 settembre 2008</text:date></text:p>
      <text:p text:style-name="Standard">Note per Nicola Puletti</text:p>
      <text:p text:style-name="Standard"/>
      <text:p text:style-name="Standard">OGGETTO: <text:span text:style-name="T2">Tri2Coo</text:span> /da Triangoli a Coordinate) - recupero delle fatiche impiegate per creare un programma di calcolo con cui stimare le coordinate piane di una serie di punti (o di fusti) avendo misurato solo le distanze necessarie a collegare ogni punto ad almeno un triangolo</text:p>
      <text:p text:style-name="Standard"/>
      <text:p text:style-name="Standard">Caro Nicola,</text:p>
      <text:p text:style-name="Standard"><text:tab/>la tua richiesta mi costringe (e te ne sono grato) a riguardare tanti file diversi ed a mettere un pò di ordine in un lavoro che ho iniziato più volte ma che non ho mai realmente completato.</text:p>
      <text:p text:style-name="Standard">I file più vecchi sono legati ad un programma di database che tu forse non hai mai visto. Si chiamava dBase, archiviava ogni tabella in un file (.dbf) separato, è arrivato fino a alla versione V o IV ed il formato dati è ancora riconosciuto, immagino ti sia capitato di vederlo negli elenchi dei formati che puoi importare in un tabellone elettronico, ad esempio.</text:p>
      <text:p text:style-name="Standard"><text:tab/>Sorprendentemente non trovo niente in .mdb. Gli ultimi esercizi li trovo in un tabellone Oo e in frammenti di codice SQL per Postgresql.</text:p>
      <text:p text:style-name="Standard"><text:tab/>Da nessuna parte trovo qualcosa che funzioni al volo, provo quindi a ricapitolare utilizzando un collage di frammenti da diverse fonti.</text:p>
      <text:p text:style-name="Standard"/>
      <text:p text:style-name="Standard">Le tabelle di principali sono sono le seguenti:</text:p>
      <text:p text:style-name="P2"/>
      <text:p text:style-name="P3">CREATE TABLE distances</text:p>
      <text:p text:style-name="P3">( from_p character(1) NOT NULL,</text:p>
      <text:p text:style-name="P3"><text:s text:c="2"/>to_p character(1) NOT NULL,</text:p>
      <text:p text:style-name="P3"><text:s text:c="2"/>dist numeric(5,2) NOT NULL,</text:p>
      <text:p text:style-name="P3"><text:s text:c="2"/>left_tri_vertex character(1),</text:p>
      <text:p text:style-name="P3"><text:s text:c="2"/>right_tri_vertex character(1),</text:p>
      <text:p text:style-name="P3"><text:s text:c="2"/>CONSTRAINT distances_pkey PRIMARY KEY (from_p, to_p),</text:p>
      <text:p text:style-name="P3"><text:s text:c="2"/>CONSTRAINT distances_check CHECK (from_p &lt; to_p)</text:p>
      <text:p text:style-name="P3">);</text:p>
      <text:p text:style-name="P3">COMMENT ON TABLE distances IS <text:line-break/><text:tab/><text:tab/><text:tab/><text:span text:style-name="T1">'input of distances and triangles orientation';</text:span></text:p>
      <text:p text:style-name="P3"/>
      <text:p text:style-name="P3">CREATE TABLE points</text:p>
      <text:p text:style-name="P3">( point_id character(1) NOT NULL,</text:p>
      <text:p text:style-name="P3"><text:s text:c="2"/>point_x real,</text:p>
      <text:p text:style-name="P3"><text:s text:c="2"/>point_y real,</text:p>
      <text:p text:style-name="P3"><text:s text:c="2"/>comment character varying(30),</text:p>
      <text:p text:style-name="P3"><text:s text:c="2"/>CONSTRAINT points_pkey PRIMARY KEY (point_id)</text:p>
      <text:p text:style-name="P3">);</text:p>
      <text:p text:style-name="P3">COMMENT ON TABLE points IS <text:line-break/><text:tab/><text:tab/><text:tab/><text:span text:style-name="T1">'output points list and coordinates';</text:span></text:p>
      <text:p text:style-name="P3"><text:s/></text:p>
      <text:p text:style-name="P3">Questo è il frammento di programma che mi sembra più utile recuperare dal lavoro iniziale, quello per dBase (credo fosse ancora la versione III!)</text:p>
      <text:p text:style-name="P3">------------------------------------------------C3.prg</text:p>
      <text:p text:style-name="P3">para x1,y1,x2,y2,d1,d2,s,xx,yy</text:p>
      <text:p text:style-name="P3">k1=d2^2-x1^2-y1^2</text:p>
      <text:p text:style-name="P3">k2=d1^2-x2^2-y2^2</text:p>
      <text:p text:style-name="P3">if y2-y1#0</text:p>
      <text:p text:style-name="P3"><text:s text:c="4"/>a=(x1-x2)^2/(y2-y1)-(y1-y2)</text:p>
      <text:p text:style-name="P3"><text:s text:c="4"/>b=(x1-x2)*(k1-k2)/(y2-y1)-2*(x1*y2-x2*y1)</text:p>
      <text:p text:style-name="P3"><text:s text:c="4"/>c=(k1-k2)^2/(4*(y2-y1))-(y2*k1-y1*k2)</text:p>
      <text:p text:style-name="P3"><text:s text:c="4"/>delta=b^2-4*a*c</text:p>
      <text:p text:style-name="P3"><text:s text:c="4"/>xx=(-b+s*sqrt(delta))/(2*a)</text:p>
      <text:p text:style-name="P3"><text:s text:c="4"/>yy=((k1-k2)/2 + (x1-x2) *xx )/(y2-y1)</text:p>
      <text:p text:style-name="P3">else</text:p>
      <text:p text:style-name="P3"><text:s text:c="4"/>xx=(k1-k2)/(2*(x2-x1))</text:p>
      <text:p text:style-name="P3"><text:s text:c="4"/>yy=y1+s*sqrt(d2^2-(xx-x1)^2)</text:p>
      <text:p text:style-name="P3"><text:soft-page-break/>endif</text:p>
      <text:p text:style-name="P3">return</text:p>
      <text:p text:style-name="P3">---------------------------------------------fine C3.prg</text:p>
      <text:p text:style-name="P3">in cui le variabili rappresentano le seguenti grandezze</text:p>
      <text:p text:style-name="P3">x1, y1 - coordinate note punto 1</text:p>
      <text:p text:style-name="P3">x2, y2 - coordinate note punto 2</text:p>
      <text:p text:style-name="P3">d1,d2 <text:s/>- distanze rispettivamente da P1 e da P2 al punto 3</text:p>
      <text:p text:style-name="P3">xx, yy - coordinate del punto 3, da stimare!!</text:p>
      <text:p text:style-name="P3">s <text:s text:c="5"/>- =- 1 se guardando da P1 a P2, P3 è a sinistra</text:p>
      <text:p text:style-name="P3"><text:tab/><text:tab/><text:tab/>(o forse a destra)</text:p>
      <text:p text:style-name="P3"/>
      <text:p text:style-name="Standard">Il procedimento, in breve, segue questo semplice ciclo.</text:p>
      <text:p text:style-name="Standard">Le terne di punti che costituiscono un "triangolo è risolvibile" presentano le seguenti caratteristiche:</text:p>
      <text:p text:style-name="Standard">- sono note le coordinate di due suoi vertici</text:p>
      <text:p text:style-name="Standard">- sono note le distanze da questi al vertice di chiusura</text:p>
      <text:p text:style-name="Standard">- è noto in quale dei due semipiani definiti dalla retta passante per i punti di coordinate note, giace il vertice di chiusura.</text:p>
      <text:p text:style-name="Standard">Si ricercano nel database i "triangoli risolvibili"</text:p>
      <text:p text:style-name="Standard">Si aggiorna la tabella punti con le coordinate appena calcolate per ciascun vertice di chiusura.</text:p>
      <text:p text:style-name="Standard">Finché c'è ne sono, si torna a cercare nuovi "triangoli risolvibili".</text:p>
      <text:p text:style-name="Standard"/>
      <text:p text:style-name="Standard">Nel tabellone ho cercato di documentare meglio il procedimento di calcolo ma, mi sembra di avere tentato un approccio leggermente diverso e probabilmente non ottimale (sbarella se i due punti noti hanno uguale y!!)</text:p>
      <text:p text:style-name="Standard"/>
      <text:p text:style-name="P7"><draw:frame draw:style-name="fr1" draw:name="immagini1" text:anchor-type="paragraph" svg:width="16.999cm" svg:height="8.74cm" draw:z-index="0"><draw:image xlink:href="Pictures/20000007000071F800003A993B29D9B0.svm" xlink:type="simple" xlink:show="embed" xlink:actuate="onLoad"/></draw:frame></text:p>
      <text:p text:style-name="P7"/>
      <text:p text:style-name="P7">Temo che non abbiamo (ne io ne tu) il tempo di giocare con questo problema in questo momento. L'idea di una pubblicazione rimane tuttavia il principale stimolo a cercare di sfruttare eventuali tempi morti per sviluppare l'idea fino a farne uno strumento operativamente utilizzabile.</text:p>
      <text:p text:style-name="P7">A presto, 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o Scotti</meta:initial-creator>
    <meta:creation-date>2008-09-25T23:13:54</meta:creation-date>
    <dc:creator>Roberto Scotti</dc:creator>
    <dc:date>2008-09-26T02:44:10</dc:date>
    <meta:editing-cycles>2</meta:editing-cycles>
    <meta:editing-duration>PT3H30M1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64" meta:word-count="659" meta:character-count="3814"/>
  </office:meta>
</office:document-meta>
</file>